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4.03cm" table:align="margins"/>
    </style:style>
    <style:style style:name="Tableau2.A" style:family="table-column">
      <style:table-column-properties style:column-width="4.03cm" style:rel-column-width="65535*"/>
    </style:style>
    <style:style style:name="Tableau2.1" style:family="table-row">
      <style:table-row-properties style:min-row-height="0.506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2.907cm" fo:margin-left="-0.099cm" table:align="left"/>
    </style:style>
    <style:style style:name="Tableau3.A" style:family="table-column">
      <style:table-column-properties style:column-width="2.907cm"/>
    </style:style>
    <style:style style:name="Tableau3.1" style:family="table-row">
      <style:table-row-properties style:min-row-height="0.506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2.519cm" table:align="margins"/>
    </style:style>
    <style:style style:name="Tableau1.A" style:family="table-column">
      <style:table-column-properties style:column-width="2.519cm" style:rel-column-width="65535*"/>
    </style:style>
    <style:style style:name="Tableau1.1" style:family="table-row">
      <style:table-row-properties style:min-row-height="0.506cm"/>
    </style:style>
    <style:style style:name="Tableau1.A1" style:family="table-cell">
      <style:table-cell-properties fo:padding="0.097cm" fo:border="none"/>
    </style:style>
    <style:style style:name="Tableau4" style:family="table">
      <style:table-properties style:width="2.519cm" table:align="margins"/>
    </style:style>
    <style:style style:name="Tableau4.A" style:family="table-column">
      <style:table-column-properties style:column-width="2.519cm" style:rel-column-width="65535*"/>
    </style:style>
    <style:style style:name="Tableau4.1" style:family="table-row">
      <style:table-row-properties style:min-row-height="0.506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2.099cm" table:align="margins"/>
    </style:style>
    <style:style style:name="Tableau5.A" style:family="table-column">
      <style:table-column-properties style:column-width="2.099cm" style:rel-column-width="65535*"/>
    </style:style>
    <style:style style:name="Tableau5.1" style:family="table-row">
      <style:table-row-properties style:min-row-height="0.506cm"/>
    </style:style>
    <style:style style:name="Tableau5.A1" style:family="table-cell">
      <style:table-cell-properties fo:padding="0.097cm" fo:border="none"/>
    </style:style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officeooo:rsid="005515c5" officeooo:paragraph-rsid="005515c5"/>
    </style:style>
    <style:style style:name="P3" style:family="paragraph" style:parent-style-name="Text_20_body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" fo:font-size="10pt" officeooo:rsid="004f6d8f" officeooo:paragraph-rsid="004f6d8f" style:font-size-asian="10pt" style:font-size-complex="10pt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" fo:font-size="10pt" officeooo:rsid="004f6d8f" officeooo:paragraph-rsid="004f6d8f" style:font-size-asian="10pt" style:font-size-complex="10pt"/>
    </style:style>
    <style:style style:name="P5" style:family="paragraph" style:parent-style-name="Heading_20_1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" fo:font-size="10pt" officeooo:rsid="004f6d8f" officeooo:paragraph-rsid="004f6d8f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5pt" fo:font-style="normal" fo:font-weight="normal" officeooo:rsid="00572650" officeooo:paragraph-rsid="005515c5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fo:font-style="normal" fo:font-weight="bold" officeooo:rsid="00572650" officeooo:paragraph-rsid="005515c5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fo:font-style="normal" fo:font-weight="normal" officeooo:rsid="005e0993" officeooo:paragraph-rsid="0061db6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fo:font-style="normal" fo:font-weight="bold" officeooo:rsid="002f8363" officeooo:paragraph-rsid="005515c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7pt" fo:font-style="normal" fo:font-weight="bold" officeooo:rsid="005e0993" officeooo:paragraph-rsid="005515c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officeooo:rsid="0061db68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ge" style:horizontal-pos="left" style:horizontal-rel="page" fo:padding="0cm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barcode(o.name,'code128')" text:anchor-type="page" text:anchor-page-number="1" svg:x="5.175cm" svg:y="4.087cm" svg:width="3.106cm" style:rel-width="37%" svg:height="0.538cm" style:rel-height="11%" draw:z-index="0">
        <draw:text-box>
          <text:p text:style-name="P1"/>
        </draw:text-box>
      </draw:frame>
      <draw:frame draw:style-name="fr2" draw:name="image: asimage(o.image_medium)" text:anchor-type="page" text:anchor-page-number="1" svg:x="0.533cm" svg:y="1.224cm" svg:width="1.764cm" style:rel-width="21%" svg:height="1.764cm" style:rel-height="36%" draw:z-index="1">
        <draw:text-box>
          <text:p text:style-name="P1"/>
        </draw:text-box>
      </draw:frame>
      <draw:frame draw:style-name="fr3" draw:name="Cadre2" text:anchor-type="page" text:anchor-page-number="1" svg:y="4.186cm" svg:width="4.03cm" style:rel-width="48%" svg:height="0.392cm" style:rel-height="8%" draw:z-index="3">
        <draw:text-box>
          <table:table table:name="Tableau2" table:style-name="Tableau2">
            <table:table-column table:style-name="Tableau2.A"/>
            <table:table-row table:style-name="Tableau2.1">
              <table:table-cell table:style-name="Tableau2.A1" office:value-type="string">
                <text:p text:style-name="P6"><text:text-input text:description="&lt;o.ligue_id.name&gt;">Ligue</text:text-input></text:p>
              </table:table-cell>
            </table:table-row>
          </table:table>
          <text:p text:style-name="P2"/>
        </draw:text-box>
      </draw:frame>
      <draw:frame draw:style-name="fr4" draw:name="Cadre3" text:anchor-type="page" text:anchor-page-number="1" svg:x="0.31cm" svg:y="3.679cm" svg:width="2.559cm" style:rel-width="30%" svg:height="0.392cm" style:rel-height="8%" draw:z-index="4">
        <draw:text-box>
          <table:table table:name="Tableau3" table:style-name="Tableau3">
            <table:table-column table:style-name="Tableau3.A"/>
            <table:table-row table:style-name="Tableau3.1">
              <table:table-cell table:style-name="Tableau3.A1" office:value-type="string">
                <text:p text:style-name="P7"><text:text-input text:description="&lt;o.club_id.num&gt;">Club
</text:text-input></text:p>
              </table:table-cell>
            </table:table-row>
          </table:table>
          <text:p text:style-name="P2"/>
        </draw:text-box>
      </draw:frame>
      <text:h text:style-name="P5" text:outline-level="1"/>
      <text:p text:style-name="P3"><draw:frame draw:style-name="fr5" draw:name="Cadre1" text:anchor-type="paragraph" svg:x="0.319cm" svg:y="2.067cm" svg:width="2.547cm" style:rel-width="30%" svg:height="0.392cm" style:rel-height="7%" draw:z-index="2"><draw:text-box><table:table table:name="Tableau1" table:style-name="Tableau1"><table:table-column table:style-name="Tableau1.A"/><table:table-row table:style-name="Tableau1.1"><table:table-cell table:style-name="Tableau1.A1" office:value-type="string"><text:p text:style-name="P9"><text:text-input text:description="&lt;o.name&gt;">Numero</text:text-input></text:p></table:table-cell></table:table-row></table:table><text:p text:style-name="P2"/></draw:text-box></draw:frame><draw:frame draw:style-name="fr5" draw:name="Cadre4" text:anchor-type="paragraph" svg:x="4.632cm" svg:y="2.163cm" svg:width="2.547cm" style:rel-width="30%" svg:height="0.392cm" style:rel-height="7%" draw:z-index="5"><draw:text-box><table:table table:name="Tableau4" table:style-name="Tableau4"><table:table-column table:style-name="Tableau4.A"/><table:table-row table:style-name="Tableau4.1"><table:table-cell table:style-name="Tableau4.A1" office:value-type="string"><text:p text:style-name="P10"><text:text-input text:description="&lt;o.name_ar&gt;">Nom</text:text-input></text:p></table:table-cell></table:table-row></table:table><text:p text:style-name="P2"/></draw:text-box></draw:frame></text:p>
      <text:p text:style-name="P3"><draw:frame draw:style-name="fr6" draw:name="Cadre5" text:anchor-type="paragraph" svg:x="3.161cm" svg:y="0.22cm" svg:width="2.099cm" style:rel-width="25%" svg:height="0.293cm" style:rel-height="6%" draw:z-index="6"><draw:text-box><table:table table:name="Tableau5" table:style-name="Tableau5"><table:table-column table:style-name="Tableau5.A"/><table:table-row table:style-name="Tableau5.1"><table:table-cell table:style-name="Tableau5.A1" office:value-type="string"><text:p text:style-name="P8"><text:span text:style-name="T1"><text:text-input text:description="&lt;setLang('fr_FR')&gt;">lang</text:text-input></text:span><text:span text:style-name="T1"> </text:span><text:text-input text:description="&lt;o.datenaissance and formatLang(o.datenaissance, date=True) or ''&gt;">Date</text:text-input></text:p></table:table-cell></table:table-row></table:table><text:p text:style-name="P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4cm" fo:page-height="4.9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2T02:26:34.739866907</dc:date>
    <meta:editing-duration>P1DT4H31M13S</meta:editing-duration>
    <meta:editing-cycles>247</meta:editing-cycles>
    <meta:generator>LibreOffice/4.2.8.2$Linux_X86_64 LibreOffice_project/420m0$Build-2</meta:generator>
    <dc:title>Aeroo Reports demo template, developed by Alistek</dc:title>
    <meta:document-statistic meta:table-count="5" meta:image-count="0" meta:object-count="0" meta:page-count="1" meta:paragraph-count="5" meta:word-count="18" meta:character-count="40" meta:non-whitespace-character-count="38"/>
    <meta:user-defined meta:name="Info 1"/>
    <meta:user-defined meta:name="Info 2"/>
    <meta:user-defined meta:name="Info 3"/>
    <meta:user-defined meta:name="Info 4"/>
  </office:meta>
</office:document-meta>
</file>